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88d" officeooo:paragraph-rsid="0016c88d"/>
    </style:style>
    <style:style style:name="P2" style:family="paragraph" style:parent-style-name="Standard">
      <style:text-properties officeooo:rsid="0017fafe" officeooo:paragraph-rsid="0017fafe"/>
    </style:style>
    <style:style style:name="P3" style:family="paragraph" style:parent-style-name="Standard">
      <style:text-properties officeooo:rsid="00199928" officeooo:paragraph-rsid="00199928"/>
    </style:style>
    <style:style style:name="P4" style:family="paragraph" style:parent-style-name="Standard">
      <style:text-properties style:font-name="Liberation Sans Narrow" fo:font-size="12pt" style:font-size-asian="12pt" style:font-size-complex="12pt"/>
    </style:style>
    <style:style style:name="P5" style:family="paragraph" style:parent-style-name="Standard">
      <style:text-properties style:font-name="Liberation Sans Narrow" fo:font-size="12pt" officeooo:rsid="0015e167" officeooo:paragraph-rsid="0015e167" style:font-size-asian="12pt" style:font-size-complex="12pt"/>
    </style:style>
    <style:style style:name="P6" style:family="paragraph" style:parent-style-name="Standard">
      <style:text-properties style:font-name="Liberation Sans Narrow" fo:font-size="12pt" officeooo:rsid="0016c88d" officeooo:paragraph-rsid="0016c88d" style:font-size-asian="12pt" style:font-size-complex="12pt"/>
    </style:style>
    <style:style style:name="P7" style:family="paragraph" style:parent-style-name="Standard">
      <style:text-properties style:font-name="Liberation Sans Narrow" fo:font-size="12pt" officeooo:rsid="0017fafe" officeooo:paragraph-rsid="0017fafe" style:font-size-asian="12pt" style:font-size-complex="12pt"/>
    </style:style>
    <style:style style:name="P8" style:family="paragraph" style:parent-style-name="Standard">
      <style:text-properties style:font-name="Liberation Sans Narrow" fo:font-size="12pt" officeooo:rsid="00199928" officeooo:paragraph-rsid="00199928" style:font-size-asian="12pt" style:font-size-complex="12pt"/>
    </style:style>
    <style:style style:name="P9" style:family="paragraph" style:parent-style-name="Standard">
      <style:text-properties style:font-name="Liberation Sans Narrow" fo:font-size="12pt" officeooo:paragraph-rsid="002a79d7" style:font-size-asian="12pt" style:font-size-complex="12pt"/>
    </style:style>
    <style:style style:name="P10" style:family="paragraph" style:parent-style-name="Standard">
      <style:text-properties style:font-name="Liberation Sans Narrow" fo:font-size="12pt" officeooo:rsid="002a79d7" officeooo:paragraph-rsid="002a79d7" style:font-size-asian="12pt" style:font-size-complex="12pt"/>
    </style:style>
    <style:style style:name="P11" style:family="paragraph" style:parent-style-name="Standard">
      <style:text-properties style:font-name="Liberation Sans Narrow" fo:font-size="12pt" officeooo:rsid="0035371b" officeooo:paragraph-rsid="0035371b" style:font-size-asian="12pt" style:font-size-complex="12pt"/>
    </style:style>
    <style:style style:name="P12" style:family="paragraph" style:parent-style-name="Standard">
      <style:text-properties style:font-name="Liberation Sans Narrow" fo:font-size="12pt" officeooo:rsid="00199928" officeooo:paragraph-rsid="00199928" fo:background-color="#fff200" style:font-size-asian="12pt" style:font-size-complex="12pt"/>
    </style:style>
    <style:style style:name="P13" style:family="paragraph" style:parent-style-name="Preformatted_20_Text">
      <style:text-properties style:font-name="Liberation Sans Narrow" fo:font-size="12pt" officeooo:rsid="00199928" officeooo:paragraph-rsid="00199928" style:font-size-asian="12pt" style:font-size-complex="12pt"/>
    </style:style>
    <style:style style:name="P14" style:family="paragraph" style:parent-style-name="Preformatted_20_Text">
      <style:text-properties style:font-name="Liberation Sans Narrow" fo:font-size="12pt" officeooo:paragraph-rsid="00199928" style:font-size-asian="12pt" style:font-size-complex="12pt"/>
    </style:style>
    <style:style style:name="P15" style:family="paragraph" style:parent-style-name="Preformatted_20_Text">
      <style:text-properties style:font-name="Liberation Sans Narrow" fo:font-size="12pt" officeooo:rsid="0035371b" officeooo:paragraph-rsid="003bcccc" style:font-size-asian="12pt" style:font-size-complex="12pt"/>
    </style:style>
    <style:style style:name="P16" style:family="paragraph" style:parent-style-name="Preformatted_20_Text">
      <style:text-properties style:font-name="Liberation Sans Narrow" fo:font-size="12pt" officeooo:paragraph-rsid="003bcccc" style:font-size-asian="12pt" style:font-size-complex="12pt"/>
    </style:style>
    <style:style style:name="P17" style:family="paragraph" style:parent-style-name="Preformatted_20_Text">
      <style:text-properties style:font-name="Liberation Sans Narrow" fo:font-size="12pt" officeooo:rsid="0040ec92" officeooo:paragraph-rsid="0040ec92" style:font-size-asian="12pt" style:font-size-complex="12pt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ans Narrow" fo:font-size="12pt" officeooo:rsid="00199928" style:font-size-asian="12pt" style:font-size-complex="12pt"/>
    </style:style>
    <style:style style:name="P1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/>
    </style:style>
    <style:style style:name="P2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21e210" style:font-size-asian="12pt" style:font-size-complex="12pt"/>
    </style:style>
    <style:style style:name="P21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style:font-size-asian="12pt" style:font-size-complex="12pt" loext:padding="0cm" loext:border="none"/>
    </style:style>
    <style:style style:name="P22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1ddeff" style:font-size-asian="12pt" style:font-size-complex="12pt"/>
    </style:style>
    <style:style style:name="P23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style:font-size-asian="12pt" style:font-size-complex="12pt"/>
    </style:style>
    <style:style style:name="P2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style:font-size-asian="12pt" style:font-size-complex="12pt" loext:padding="0cm" loext:border="none"/>
    </style:style>
    <style:style style:name="P25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7c3e3" officeooo:paragraph-rsid="0027c3e3" style:font-size-asian="12pt" style:font-size-complex="12pt" loext:padding="0cm" loext:border="none"/>
    </style:style>
    <style:style style:name="P26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35f793" officeooo:paragraph-rsid="0035f793" style:font-size-asian="12pt" style:font-size-complex="12pt"/>
    </style:style>
    <style:style style:name="P27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fo:background-color="#fff200" style:font-size-asian="12pt" style:font-size-complex="12pt"/>
    </style:style>
    <style:style style:name="P28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2cebb" officeooo:paragraph-rsid="0022cebb" fo:background-color="#fff685" style:font-size-asian="12pt" style:font-size-complex="12pt" loext:padding="0cm" loext:border="none"/>
    </style:style>
    <style:style style:name="P2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6ad24" officeooo:paragraph-rsid="0026ad24" fo:background-color="#fff685" style:font-size-asian="12pt" style:font-size-complex="12pt" loext:padding="0cm" loext:border="none"/>
    </style:style>
    <style:style style:name="P30" style:family="paragraph" style:parent-style-name="Text_20_body">
      <style:text-properties officeooo:rsid="00370e2a" officeooo:paragraph-rsid="00370e2a"/>
    </style:style>
    <style:style style:name="P31" style:family="paragraph" style:parent-style-name="Text_20_body">
      <style:text-properties officeooo:rsid="005b066a" officeooo:paragraph-rsid="005b066a"/>
    </style:style>
    <style:style style:name="P32" style:family="paragraph" style:parent-style-name="Standard">
      <style:text-properties style:font-name="Liberation Sans Narrow" fo:font-size="12pt" officeooo:rsid="0035371b" officeooo:paragraph-rsid="0035371b" style:font-size-asian="12pt" style:font-size-complex="12pt"/>
    </style:style>
    <style:style style:name="P33" style:family="paragraph" style:parent-style-name="Standard">
      <style:text-properties style:font-name="Liberation Sans Narrow" fo:font-size="12pt" officeooo:rsid="002b7ccc" officeooo:paragraph-rsid="00472b21" style:font-size-asian="12pt" style:font-size-complex="12pt"/>
    </style:style>
    <style:style style:name="P34" style:family="paragraph" style:parent-style-name="Standard">
      <style:text-properties style:font-name="Liberation Sans Narrow" fo:font-size="12pt" officeooo:rsid="002cf4d8" officeooo:paragraph-rsid="00472b21" style:font-size-asian="12pt" style:font-size-complex="12pt"/>
    </style:style>
    <style:style style:name="P35" style:family="paragraph" style:parent-style-name="Standard">
      <style:paragraph-properties fo:margin-top="0cm" fo:margin-bottom="0.101cm" loext:contextual-spacing="false"/>
      <style:text-properties style:font-name="Liberation Sans Narrow" fo:font-size="12pt" officeooo:rsid="002b7ccc" officeooo:paragraph-rsid="00472b21" style:font-size-asian="12pt" style:font-size-complex="12pt" loext:padding="0cm" loext:border="none"/>
    </style:style>
    <style:style style:name="P36" style:family="paragraph" style:parent-style-name="Standard">
      <style:paragraph-properties fo:margin-top="0cm" fo:margin-bottom="0.101cm" loext:contextual-spacing="false"/>
      <style:text-properties style:font-name="Liberation Sans Narrow" fo:font-size="12pt" officeooo:rsid="005a433a" officeooo:paragraph-rsid="005a433a" style:font-size-asian="12pt" style:font-size-complex="12pt" loext:padding="0cm" loext:border="none"/>
    </style:style>
    <style:style style:name="P37" style:family="paragraph" style:parent-style-name="Preformatted_20_Text">
      <style:text-properties style:font-name="Liberation Sans Narrow" fo:font-size="12pt" officeooo:paragraph-rsid="003bcccc" style:font-size-asian="12pt" style:font-size-complex="12pt"/>
    </style:style>
    <style:style style:name="P38" style:family="paragraph" style:parent-style-name="Preformatted_20_Text">
      <style:text-properties style:font-name="Liberation Sans Narrow" fo:font-size="12pt" officeooo:rsid="0035371b" officeooo:paragraph-rsid="003bcccc" style:font-size-asian="12pt" style:font-size-complex="12pt"/>
    </style:style>
    <style:style style:name="P39" style:family="paragraph" style:parent-style-name="Preformatted_20_Text">
      <style:text-properties style:font-name="Liberation Sans Narrow" fo:font-size="12pt" officeooo:rsid="0040ec92" officeooo:paragraph-rsid="0040ec92" style:font-size-asian="12pt" style:font-size-complex="12pt"/>
    </style:style>
    <style:style style:name="P40" style:family="paragraph" style:parent-style-name="Preformatted_20_Text">
      <style:text-properties style:font-name="Liberation Sans Narrow" fo:font-size="12pt" officeooo:rsid="00493540" officeooo:paragraph-rsid="00493540" style:font-size-asian="12pt" style:font-size-complex="12pt"/>
    </style:style>
    <style:style style:name="P41" style:family="paragraph" style:parent-style-name="Preformatted_20_Text">
      <style:text-properties style:font-name="Liberation Sans Narrow" fo:font-size="12pt" officeooo:rsid="00493540" officeooo:paragraph-rsid="00497c12" style:font-size-asian="12pt" style:font-size-complex="12pt"/>
    </style:style>
    <style:style style:name="P42" style:family="paragraph" style:parent-style-name="Preformatted_20_Text">
      <style:text-properties style:font-name="Liberation Sans Narrow" fo:font-size="12pt" officeooo:paragraph-rsid="00497c12" style:font-size-asian="12pt" style:font-size-complex="12pt"/>
    </style:style>
    <style:style style:name="P43" style:family="paragraph" style:parent-style-name="Preformatted_20_Text">
      <style:text-properties style:font-name="Liberation Sans Narrow" fo:font-size="12pt" officeooo:rsid="00589d99" officeooo:paragraph-rsid="00589d99" style:font-size-asian="12pt" style:font-size-complex="12pt"/>
    </style:style>
    <style:style style:name="P44" style:family="paragraph" style:parent-style-name="Preformatted_20_Text">
      <style:text-properties style:font-name="Liberation Sans Narrow" fo:font-size="12pt" officeooo:rsid="00598e4e" officeooo:paragraph-rsid="00598e4e" style:font-size-asian="12pt" style:font-size-complex="12pt"/>
    </style:style>
    <style:style style:name="P45" style:family="paragraph" style:parent-style-name="Preformatted_20_Text">
      <style:text-properties style:font-name="Liberation Sans Narrow" fo:font-size="12pt" officeooo:paragraph-rsid="003bcccc" fo:background-color="#fff200" style:font-size-asian="12pt" style:font-size-complex="12pt"/>
    </style:style>
    <style:style style:name="P46" style:family="paragraph" style:parent-style-name="Preformatted_20_Text">
      <style:text-properties style:font-name="Liberation Sans Narrow" fo:font-size="12pt" officeooo:rsid="005092d2" officeooo:paragraph-rsid="005092d2" fo:background-color="#fff200" style:font-size-asian="12pt" style:font-size-complex="12pt"/>
    </style:style>
    <style:style style:name="P47" style:family="paragraph" style:parent-style-name="Preformatted_20_Text">
      <style:text-properties style:font-name="Liberation Sans Narrow" fo:font-size="12pt" officeooo:rsid="00598e4e" officeooo:paragraph-rsid="00598e4e" fo:background-color="#fff200" style:font-size-asian="12pt" style:font-size-complex="12pt"/>
    </style:style>
    <style:style style:name="P48" style:family="paragraph" style:parent-style-name="Preformatted_20_Text">
      <style:text-properties style:font-name="Liberation Sans Narrow" fo:font-size="12pt" officeooo:rsid="00589d99" officeooo:paragraph-rsid="00589d99" fo:background-color="#fff200" style:font-size-asian="12pt" style:font-size-complex="12pt"/>
    </style:style>
    <style:style style:name="P49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4ae6a" officeooo:paragraph-rsid="0044aa58" style:font-size-asian="12pt" style:font-size-complex="12pt"/>
    </style:style>
    <style:style style:name="P50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44aa58" style:font-size-asian="12pt" style:font-size-complex="12pt" loext:padding="0cm" loext:border="none"/>
    </style:style>
    <style:style style:name="P51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1e210" officeooo:paragraph-rsid="0044aa58" style:font-size-asian="12pt" style:font-size-complex="12pt"/>
    </style:style>
    <style:style style:name="P52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44aa58" style:font-size-asian="12pt" style:font-size-complex="12pt" loext:padding="0cm" loext:border="none"/>
    </style:style>
    <style:style style:name="P53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44aa58" style:font-size-asian="12pt" style:font-size-complex="12pt"/>
    </style:style>
    <style:style style:name="P54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ae825" officeooo:paragraph-rsid="00472b21" style:font-size-asian="12pt" style:font-size-complex="12pt"/>
    </style:style>
    <style:style style:name="P55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472b21" style:font-size-asian="12pt" style:font-size-complex="12pt"/>
    </style:style>
    <style:style style:name="P56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2314c0" officeooo:paragraph-rsid="002314c0" style:font-size-asian="12pt" style:font-size-complex="12pt"/>
    </style:style>
    <style:style style:name="P57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rsid="00537905" officeooo:paragraph-rsid="00537905" style:font-size-asian="12pt" style:font-size-complex="12pt"/>
    </style:style>
    <style:style style:name="P58" style:family="paragraph" style:parent-style-name="Preformatted_20_Text">
      <style:paragraph-properties fo:margin-top="0cm" fo:margin-bottom="0.101cm" loext:contextual-spacing="false"/>
      <style:text-properties style:font-name="Liberation Sans Narrow" fo:font-size="12pt" officeooo:paragraph-rsid="0044aa58" fo:background-color="#fffbcc" style:font-size-asian="12pt" style:font-size-complex="12pt"/>
    </style:style>
    <style:style style:name="P59" style:family="paragraph" style:parent-style-name="Preformatted_20_Text">
      <style:paragraph-properties fo:margin-top="0cm" fo:margin-bottom="0.101cm" loext:contextual-spacing="false"/>
      <style:text-properties officeooo:paragraph-rsid="00537905"/>
    </style:style>
    <style:style style:name="P60" style:family="paragraph" style:parent-style-name="Preformatted_20_Text">
      <style:paragraph-properties fo:margin-top="0cm" fo:margin-bottom="0.499cm" loext:contextual-spacing="false"/>
    </style:style>
    <style:style style:name="P61" style:family="paragraph" style:parent-style-name="Table_20_Contents">
      <style:text-properties style:font-name="Liberation Sans Narrow" fo:font-size="12pt" officeooo:rsid="0035371b" officeooo:paragraph-rsid="0058f835" style:font-size-asian="12pt" style:font-size-complex="12pt"/>
    </style:style>
    <style:style style:name="P62" style:family="paragraph" style:parent-style-name="Table_20_Contents">
      <style:paragraph-properties style:line-height-at-least="0.397cm"/>
      <style:text-properties fo:font-size="9pt"/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99928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488c7c"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style:font-name="Liberation Sans Narrow"/>
    </style:style>
    <style:style style:name="T6" style:family="text">
      <style:text-properties style:font-name="Liberation Sans Narrow" fo:font-size="12pt" style:font-size-asian="12pt" style:font-size-complex="12pt"/>
    </style:style>
    <style:style style:name="T7" style:family="text">
      <style:text-properties style:font-name="Liberation Sans Narrow" fo:font-size="12pt" officeooo:rsid="00537905" style:font-size-asian="12pt" style:font-size-complex="12pt"/>
    </style:style>
    <style:style style:name="T8" style:family="text">
      <style:text-properties fo:background-color="#f58220" loext:char-shading-value="0"/>
    </style:style>
    <style:style style:name="T9" style:family="text">
      <style:text-properties fo:background-color="#fffbcc" loext:char-shading-value="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7d982"/>
    </style:style>
    <style:style style:name="T12" style:family="text">
      <style:text-properties officeooo:rsid="0039750a"/>
    </style:style>
    <style:style style:name="T13" style:family="text">
      <style:text-properties officeooo:rsid="0044aa58"/>
    </style:style>
    <style:style style:name="T14" style:family="text">
      <style:text-properties officeooo:rsid="005b066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4"><text:a xlink:type="simple" xlink:href="#__RefHeading___Toc518_3671665860" text:style-name="Index_20_Link" text:visited-style-name="Index_20_Link">Collectd - Platform<text:tab/>1</text:a></text:p>
          <text:p text:style-name="P63"><text:a xlink:type="simple" xlink:href="#__RefHeading___Toc1286_1270410523" text:style-name="Index_20_Link" text:visited-style-name="Index_20_Link">intel_pmu metrics<text:tab/>3</text:a></text:p>
          <text:p text:style-name="P63"><text:a xlink:type="simple" xlink:href="#__RefHeading___Toc1134_3995267734" text:style-name="Index_20_Link" text:visited-style-name="Index_20_Link">collectd – HAProxy – Metrics<text:tab/>4</text:a></text:p>
          <text:p text:style-name="P64"><text:a xlink:type="simple" xlink:href="#__RefHeading___Toc1130_3995267734" text:style-name="Index_20_Link" text:visited-style-name="Index_20_Link">Docker<text:tab/>6</text:a></text:p>
          <text:p text:style-name="P63"><text:a xlink:type="simple" xlink:href="#__RefHeading___Toc1136_3995267734" text:style-name="Index_20_Link" text:visited-style-name="Index_20_Link">Docker Installation<text:tab/>6</text:a></text:p>
          <text:p text:style-name="P63"><text:a xlink:type="simple" xlink:href="#__RefHeading___Toc1132_3995267734" text:style-name="Index_20_Link" text:visited-style-name="Index_20_Link">Docker Update Command Help<text:tab/>7</text:a></text:p>
          <text:p text:style-name="P63"><text:a xlink:type="simple" xlink:href="#__RefHeading___Toc891_1899129700" text:style-name="Index_20_Link" text:visited-style-name="Index_20_Link">Docker Command Reference<text:tab/>7</text:a></text:p>
          <text:p text:style-name="P64"><text:a xlink:type="simple" xlink:href="#__RefHeading___Toc1269_1270410523" text:style-name="Index_20_Link" text:visited-style-name="Index_20_Link">HAProxy<text:tab/>8</text:a></text:p>
          <text:p text:style-name="P64"><text:a xlink:type="simple" xlink:href="#__RefHeading___Toc895_1899129700" text:style-name="Index_20_Link" text:visited-style-name="Index_20_Link">Vegeta – Traffic Generator<text:tab/>9</text:a></text:p>
          <text:p text:style-name="P64"><text:a xlink:type="simple" xlink:href="#__RefHeading___Toc1249_1270410523" text:style-name="Index_20_Link" text:visited-style-name="Index_20_Link">Reference<text:tab/>9</text:a></text:p>
          <text:p text:style-name="P63"><text:a xlink:type="simple" xlink:href="#__RefHeading___Toc893_1899129700" text:style-name="Index_20_Link" text:visited-style-name="Index_20_Link">Git Setup<text:tab/>9</text:a></text:p>
          <text:p text:style-name="P63"><text:a xlink:type="simple" xlink:href="#__RefHeading___Toc1015_1173929013" text:style-name="Index_20_Link" text:visited-style-name="Index_20_Link">Implementing Service<text:tab/>10</text:a></text:p>
          <text:p text:style-name="P63"><text:a xlink:type="simple" xlink:href="#__RefHeading___Toc1251_1270410523" text:style-name="Index_20_Link" text:visited-style-name="Index_20_Link">Python Packaging<text:tab/>11</text:a></text:p>
        </text:index-body>
      </text:table-of-content>
      <text:p text:style-name="P5"/>
      <text:h text:style-name="Heading_20_1" text:outline-level="1" text:restart-numbering="true" text:start-value="-1"><text:bookmark-start text:name="__RefHeading___Toc518_3671665860"/><text:span text:style-name="T11">Collectd </text:span>- <text:span text:style-name="T11">Platform </text:span><text:bookmark-end text:name="__RefHeading___Toc518_3671665860"/></text:h>
      <text:p text:style-name="P5"/>
      <text:p text:style-name="P5">colletd documentation</text:p>
      <text:p text:style-name="Standard"><text:a xlink:type="simple" xlink:href="https://collectd.org/documentation/manpages/collectd.conf.5.shtml#plugin_intel_rdt" text:style-name="Internet_20_link" text:visited-style-name="Visited_20_Internet_20_Link"><text:span text:style-name="T6">https://collectd.org/documentation/manpages/collectd.conf.5.shtml#plugin_intel_rdt</text:span></text:a></text:p>
      <text:p text:style-name="P4"/>
      <text:p text:style-name="P10">Need to clone the below github repositories</text:p>
      <text:p text:style-name="P9"/>
      <text:p text:style-name="P6">colletd repository </text:p>
      <text:p text:style-name="P1"><text:a xlink:type="simple" xlink:href="https://github.com/collectd/collectd" text:style-name="Internet_20_link" text:visited-style-name="Visited_20_Internet_20_Link"><text:span text:style-name="T6">https://github.com/collectd/collectd</text:span></text:a></text:p>
      <text:p text:style-name="P6"/>
      <text:p text:style-name="P7">Dependencies to be installed</text:p>
      <text:p text:style-name="P2"><text:a xlink:type="simple" xlink:href="https://github.com/andikleen/pmu-tools" text:style-name="Internet_20_link" text:visited-style-name="Visited_20_Internet_20_Link"><text:span text:style-name="T6">https://github.com/andikleen/pmu-tools</text:span></text:a></text:p>
      <text:p text:style-name="P7"/>
      <text:p text:style-name="P2"><text:a xlink:type="simple" xlink:href="https://github.com/intel/intel-cmt-cat" text:style-name="Internet_20_link" text:visited-style-name="Visited_20_Internet_20_Link"><text:span text:style-name="T6">https://github.com/intel/intel-cmt-cat</text:span></text:a></text:p>
      <text:p text:style-name="P7"/>
      <text:p text:style-name="P7"/>
      <text:p text:style-name="P8">Install the following dependent pages for ./build.sh to execute sucessfully</text:p>
      <text:p text:style-name="P8"/>
      <text:p text:style-name="P8">yeds@syeds-vm:~/git/clAutomation/collectd$ history | grep install</text:p>
      <text:p text:style-name="P8"><text:s text:c="4"/>9 <text:s/>sudo apt-get install autoconf</text:p>
      <text:p text:style-name="P8"><text:s text:c="3"/>12 <text:s/>sudo apt-get install flex bison</text:p>
      <text:p text:style-name="P8"><text:s text:c="3"/>13 <text:s/>sudo apt-get install pkg-config</text:p>
      <text:p text:style-name="P8"><text:s text:c="3"/>15 <text:s/>sudo apt-get install libtool</text:p>
      <text:p text:style-name="P8"><text:s text:c="3"/>17 <text:s/>history | grep install</text:p>
      <text:p text:style-name="P8">syeds@syeds-vm:~/git/clAutomation/collectd$ </text:p>
      <text:p text:style-name="P8"/>
      <text:p text:style-name="P13">Collectd ships with a `build.sh' script to generate the `configure'</text:p>
      <text:p text:style-name="P18">script shipped with releases.</text:p>
      <text:p text:style-name="P12">syeds@syeds-vm:~/git/clAutomation/collectd$ ./build.sh </text:p>
      <text:p text:style-name="P8">Building...</text:p>
      <text:p text:style-name="P8">+ autoheader</text:p>
      <text:p text:style-name="P8">+ aclocal -I m4</text:p>
      <text:p text:style-name="P8">+ libtoolize --copy --force</text:p>
      <text:p text:style-name="P8">libtoolize: putting auxiliary files in AC_CONFIG_AUX_DIR, 'build-aux'.</text:p>
      <text:p text:style-name="P8">libtoolize: copying file 'build-aux/ltmain.sh'</text:p>
      <text:p text:style-name="P8">libtoolize: putting macros in AC_CONFIG_MACRO_DIRS, 'm4'.</text:p>
      <text:p text:style-name="P8"><text:soft-page-break/>libtoolize: copying file 'm4/libtool.m4'</text:p>
      <text:p text:style-name="P8">libtoolize: copying file 'm4/ltoptions.m4'</text:p>
      <text:p text:style-name="P8">libtoolize: copying file 'm4/ltsugar.m4'</text:p>
      <text:p text:style-name="P8">libtoolize: copying file 'm4/ltversion.m4'</text:p>
      <text:p text:style-name="P8">libtoolize: copying file 'm4/lt~obsolete.m4'</text:p>
      <text:p text:style-name="P8">+ automake --add-missing --copy</text:p>
      <text:p text:style-name="P8">configure.ac:14: installing 'build-aux/compile'</text:p>
      <text:p text:style-name="P8">configure.ac:14: installing 'build-aux/config.guess'</text:p>
      <text:p text:style-name="P8">configure.ac:14: installing 'build-aux/config.sub'</text:p>
      <text:p text:style-name="P8">configure.ac:16: installing 'build-aux/install-sh'</text:p>
      <text:p text:style-name="P8">configure.ac:16: installing 'build-aux/missing'</text:p>
      <text:p text:style-name="P8">Makefile.am: installing 'build-aux/depcomp'</text:p>
      <text:p text:style-name="P8">configure.ac: installing 'build-aux/ylwrap'</text:p>
      <text:p text:style-name="P8">parallel-tests: installing 'build-aux/test-driver'</text:p>
      <text:p text:style-name="P8">+ autoconf</text:p>
      <text:p text:style-name="P3"><text:a xlink:type="simple" xlink:href="mailto:syeds@syeds-vm" text:style-name="Internet_20_link" text:visited-style-name="Visited_20_Internet_20_Link"><text:span text:style-name="T6">syeds@syeds-vm</text:span></text:a><text:span text:style-name="T6">:~/git/clAutomation/collectd$</text:span></text:p>
      <text:p text:style-name="P8"/>
      <text:p text:style-name="P8"/>
      <text:p text:style-name="P8"><text:s text:c="3"/>26 <text:s/>cd pmu-tools/</text:p>
      <text:p text:style-name="P8"><text:s text:c="3"/>28 <text:s/><text:span text:style-name="T2">cd jevents/</text:span></text:p>
      <text:p text:style-name="P8"><text:s text:c="3"/>29 <text:s/>make</text:p>
      <text:p text:style-name="P8"><text:s text:c="3"/>30 <text:s/>sudo make install</text:p>
      <text:p text:style-name="P8"/>
      <text:p text:style-name="P8"><text:s text:c="3"/>46 <text:s/>sudo git clone <text:s/>https://github.com/intel/intel-cmt-cat</text:p>
      <text:p text:style-name="P8"><text:s text:c="3"/>48 <text:s/><text:span text:style-name="T9">cd intel-cmt-cat/</text:span></text:p>
      <text:p text:style-name="P8"><text:s text:c="3"/>50 <text:s/>cat INSTALL </text:p>
      <text:p text:style-name="P8"><text:s text:c="3"/>51 <text:s/>sudo make</text:p>
      <text:p text:style-name="P8"><text:s text:c="3"/>52 <text:s/>sudo make install</text:p>
      <text:p text:style-name="P13"/>
      <text:p text:style-name="P14"><text:span text:style-name="T1">To configure, build and install collectd with the default settings, run </text:span><text:span text:style-name="T9">`./configure &amp;&amp; make &amp;&amp; make install'</text:span>. <text:s/>For a complete list of configure options and their description, run `./configure –help'.</text:p>
      <text:p text:style-name="P14"/>
      <text:p text:style-name="P14">libtool: install: /usr/bin/install -c .libs/intel_pmu.so /opt/collectd/lib/collectd/intel_pmu.so</text:p>
      <text:p text:style-name="P14">libtool: install: /usr/bin/install -c .libs/intel_pmu.lai /opt/collectd/lib/collectd/intel_pmu.la</text:p>
      <text:p text:style-name="P14">libtool: install: /usr/bin/install -c .libs/intel_rdt.so /opt/collectd/lib/collectd/intel_rdt.so</text:p>
      <text:p text:style-name="P14">libtool: install: /usr/bin/install -c .libs/intel_rdt.lai /opt/collectd/lib/collectd/intel_rdt.la</text:p>
      <text:p text:style-name="P22"/>
      <text:p text:style-name="P22">syeds@syeds-vm:/usr/bin$ <text:span text:style-name="T2">l</text:span><text:span text:style-name="T9">s /opt/collectd/sbin/collectd</text:span></text:p>
      <text:p text:style-name="P22">/opt/collectd/sbin/collectd</text:p>
      <text:p text:style-name="P19">syeds@syeds-vm:/usr/bin$ l<text:span text:style-name="T9">s /opt/collectd/etc/collectd.conf</text:span></text:p>
      <text:p text:style-name="P19">/opt/collectd/etc/collectd.conf</text:p>
      <text:p text:style-name="P19"/>
      <text:p text:style-name="P24">Need to copy the library from the collectd which was built to the collectd installed via apt</text:p>
      <text:p text:style-name="P24"/>
      <text:p text:style-name="P25">To</text:p>
      <text:p text:style-name="P29">/usr/lib/collectd<text:span text:style-name="T10">/intel_pmu.la</text:span></text:p>
      <text:p text:style-name="P29">/usr/lib/collectd/<text:span text:style-name="T10">intel_pmu.so</text:span></text:p>
      <text:p text:style-name="P25">From</text:p>
      <text:p text:style-name="P29">/opt/collectd/lib/collectd/<text:span text:style-name="T10">intel_pmu.la</text:span></text:p>
      <text:p text:style-name="P29">/opt/collectd/lib/collectd/<text:span text:style-name="T10">intel_pmu.so</text:span></text:p>
      <text:p text:style-name="P24"/>
      <text:p text:style-name="P28">Install papi_tools and execute the below command to view the server information</text:p>
      <text:p text:style-name="P21"/>
      <text:p text:style-name="P21"><text:soft-page-break/>syeds@syeds-vm:/var/log$ papi_native_avail</text:p>
      <text:p text:style-name="P21">Available native events and hardware information.</text:p>
      <text:p text:style-name="P21">--------------------------------------------------------------------------------</text:p>
      <text:p text:style-name="P21">PAPI version <text:s text:c="12"/>: 5.6.0.0</text:p>
      <text:p text:style-name="P21">Operating system <text:s text:c="8"/>: Linux 4.15.0-29-generic</text:p>
      <text:p text:style-name="P21">Vendor string and code <text:s text:c="2"/>: GenuineIntel (1, 0x1)</text:p>
      <text:p text:style-name="P21">Model string and code <text:s text:c="3"/>: Intel(R) Xeon(R) CPU E3-1225 v5 @ 3.30GHz (94, 0x5e)</text:p>
      <text:p text:style-name="P21">CPU revision <text:s text:c="12"/>: 3.000000</text:p>
      <text:p text:style-name="P21">CPUID <text:s text:c="19"/>: Family/Model/Stepping 6/94/3, 0x06/0x5e/0x03</text:p>
      <text:p text:style-name="P21">CPU Max MHz <text:s text:c="13"/>: 3312</text:p>
      <text:p text:style-name="P21">CPU Min MHz <text:s text:c="13"/>: 3312</text:p>
      <text:p text:style-name="P21">Total cores <text:s text:c="13"/>: 1</text:p>
      <text:p text:style-name="P21">SMT threads per core <text:s text:c="4"/>: 1</text:p>
      <text:p text:style-name="P21">Cores per socket <text:s text:c="8"/>: 1</text:p>
      <text:p text:style-name="P21">Sockets <text:s text:c="17"/>: 1</text:p>
      <text:p text:style-name="P21">Cores per NUMA region <text:s text:c="3"/>: 1</text:p>
      <text:p text:style-name="P21">NUMA regions <text:s text:c="12"/>: 1</text:p>
      <text:p text:style-name="P21">Running in a VM <text:s text:c="9"/>: yes</text:p>
      <text:p text:style-name="P21">VM Vendor <text:s text:c="15"/>: KVMKVMKVM</text:p>
      <text:p text:style-name="P21">Number Hardware Counters : 0</text:p>
      <text:p text:style-name="P21">Max Multiplex Counters <text:s text:c="2"/>: 384</text:p>
      <text:p text:style-name="P21">Fast counter read (rdpmc): no</text:p>
      <text:p text:style-name="P21">--------------------------------------------------------------------------------</text:p>
      <text:p text:style-name="P20"/>
      <text:p text:style-name="P23">Run this command to generate the file json file included in the EventList</text:p>
      <text:p text:style-name="P27">python ./clAutomation/pmu-tools/event_download.py</text:p>
      <text:p text:style-name="P23"/>
      <text:p text:style-name="P23">&lt;Plugin intel_pmu&gt;</text:p>
      <text:p text:style-name="P23"><text:s text:c="4"/>ReportHardwareCacheEvents true</text:p>
      <text:p text:style-name="P23"><text:s text:c="4"/>ReportKernelPMUEvents true</text:p>
      <text:p text:style-name="P23"><text:s text:c="4"/>ReportSoftwareEvents true</text:p>
      <text:p text:style-name="P23"><text:s text:c="4"/>EventList "<text:span text:style-name="T2">/home/syeds/.cache/pmu-events/GenuineIntel-6-5E-core.json</text:span>"</text:p>
      <text:p text:style-name="P23"><text:s text:c="4"/>HardwareEvents "L2_RQSTS.CODE_RD_HIT,L2_RQSTS.CODE_RD_MISS" "L2_RQSTS.ALL_CODE_RD"</text:p>
      <text:p text:style-name="P23"><text:s text:c="4"/>Cores "[<text:span text:style-name="T2">0]</text:span>"</text:p>
      <text:p text:style-name="P23">&lt;/Plugin&gt;</text:p>
      <text:p text:style-name="P23"/>
      <text:p text:style-name="P23"><text:a xlink:type="simple" xlink:href="https://github.com/intel/intel-cmt-cat/wiki/Usage-Examples" text:style-name="Internet_20_link" text:visited-style-name="Visited_20_Internet_20_Link">https://github.com/intel/intel-cmt-cat/wiki/Usage-Examples</text:a></text:p>
      <text:p text:style-name="P23"/>
      <text:h text:style-name="Heading_20_2" text:outline-level="2"><text:bookmark-start text:name="__RefHeading___Toc1286_1270410523"/>intel_pmu metrics<text:bookmark-end text:name="__RefHeading___Toc1286_1270410523"/></text:h>
      <text:p text:style-name="P59"><text:span text:style-name="T7">syeds@syeds-vm:/var/log$ tail -f syslog | grep pmu</text:span></text:p>
      <text:p text:style-name="P57">Oct 25 14:41:13 syeds-vm collectd[1122]: write_log values:#012syeds-vm.intel_pmu-0.counter-cpu-clock 9889958688492 1540458674</text:p>
      <text:p text:style-name="P57">Oct 25 14:41:13 syeds-vm collectd[1122]: write_log values:#012syeds-vm.intel_pmu-0.counter-task-clock 9889958690423 1540458674</text:p>
      <text:p text:style-name="P57"><text:soft-page-break/>Oct 25 14:41:13 syeds-vm collectd[1122]: write_log values:#012syeds-vm.intel_pmu-0.counter-context-switches 47938834 1540458674</text:p>
      <text:p text:style-name="P57">Oct 25 14:41:13 syeds-vm collectd[1122]: write_log values:#012syeds-vm.intel_pmu-0.counter-cpu-migrations 0 1540458674</text:p>
      <text:p text:style-name="P57">Oct 25 14:41:13 syeds-vm collectd[1122]: write_log values:#012syeds-vm.intel_pmu-0.counter-page-faults 10170695 1540458674</text:p>
      <text:p text:style-name="P57">Oct 25 14:41:13 syeds-vm collectd[1122]: write_log values:#012syeds-vm.intel_pmu-0.counter-minor-faults 10158496 1540458674</text:p>
      <text:p text:style-name="P57">Oct 25 14:41:13 syeds-vm collectd[1122]: write_log values:#012syeds-vm.intel_pmu-0.counter-major-faults 12083 1540458674</text:p>
      <text:p text:style-name="P57">Oct 25 14:41:13 syeds-vm collectd[1122]: write_log values:#012syeds-vm.intel_pmu-0.counter-alignment-faults 0 1540458674</text:p>
      <text:p text:style-name="P57">Oct 25 14:41:13 syeds-vm collectd[1122]: write_log values:#012syeds-vm.intel_pmu-0.counter-emulation-faults 0 1540458674</text:p>
      <text:p text:style-name="P23"/>
      <text:h text:style-name="Heading_20_2" text:outline-level="2"><text:bookmark-start text:name="__RefHeading___Toc1134_3995267734"/>collectd – HAProxy – Metrics<text:bookmark-end text:name="__RefHeading___Toc1134_3995267734"/></text:h>
      <text:p text:style-name="P26"><text:s text:c="2"/>0. pxname [LFBS]: proxy name</text:p>
      <text:p text:style-name="P26"><text:s text:c="2"/>1. svname [LFBS]: service name (FRONTEND for frontend, BACKEND for backend,</text:p>
      <text:p text:style-name="P26"><text:s text:c="5"/>any name for server/listener)</text:p>
      <text:p text:style-name="P26"><text:s text:c="2"/>2. qcur [..BS]: current queued requests. For the backend this reports the</text:p>
      <text:p text:style-name="P26"><text:s text:c="5"/>number queued without a server assigned.</text:p>
      <text:p text:style-name="P26"><text:s text:c="2"/>3. qmax [..BS]: max value of qcur<text:note text:id="ftn0" text:note-class="footnote"><text:note-citation>1</text:note-citation><text:note-body><text:p text:style-name="Footnote"><text:page-number text:select-page="current">4</text:page-number></text:p></text:note-body></text:note></text:p>
      <text:p text:style-name="P26"><text:s text:c="2"/>4. scur [LFBS]: current sessions</text:p>
      <text:p text:style-name="P26"><text:s text:c="2"/>5. smax [LFBS]: max sessions</text:p>
      <text:p text:style-name="P26"><text:s text:c="2"/>6. slim [LFBS]: configured session limit</text:p>
      <text:p text:style-name="P26"><text:s text:c="2"/>7. stot [LFBS]: cumulative number of connections</text:p>
      <text:p text:style-name="P26"><text:s text:c="2"/>8. bin [LFBS]: bytes in</text:p>
      <text:p text:style-name="P26"><text:s text:c="2"/>9. bout [LFBS]: bytes out</text:p>
      <text:p text:style-name="P26"><text:s/>10. dreq [LFB.]: requests denied because of security concerns.</text:p>
      <text:p text:style-name="P26"><text:s text:c="5"/>- For tcp this is because of a matched tcp-request content rule.</text:p>
      <text:p text:style-name="P26"><text:s text:c="5"/>- For http this is because of a matched http-request or tarpit rule.</text:p>
      <text:p text:style-name="P26"><text:s/>11. dresp [LFBS]: responses denied because of security concerns.</text:p>
      <text:p text:style-name="P26"><text:s text:c="5"/>- For http this is because of a matched http-request rule, or</text:p>
      <text:p text:style-name="P26"><text:s text:c="7"/>"option checkcache".</text:p>
      <text:p text:style-name="P26"><text:s/>12. ereq [LF..]: request errors. Some of the possible causes are:</text:p>
      <text:p text:style-name="P26"><text:s text:c="5"/>- early termination from the client, before the request has been sent.</text:p>
      <text:p text:style-name="P26"><text:s text:c="5"/>- read error from the client</text:p>
      <text:p text:style-name="P26"><text:s text:c="5"/>- client timeout</text:p>
      <text:p text:style-name="P26"><text:s text:c="5"/>- client closed connection</text:p>
      <text:p text:style-name="P26"><text:s text:c="5"/>- various bad requests from the client.</text:p>
      <text:p text:style-name="P26"><text:s text:c="5"/>- request was tarpitted.</text:p>
      <text:p text:style-name="P26"><text:s/>13. econ [..BS]: number of requests that encountered an error trying to</text:p>
      <text:p text:style-name="P26"><text:s text:c="5"/>connect to a backend server. The backend stat is the sum of the stat</text:p>
      <text:p text:style-name="P26"><text:s text:c="5"/>for all servers of that backend, plus any connection errors not</text:p>
      <text:p text:style-name="P26"><text:s text:c="5"/>associated with a particular server (such as the backend having no</text:p>
      <text:p text:style-name="P26"><text:soft-page-break/><text:s text:c="5"/>active servers).</text:p>
      <text:p text:style-name="P26"><text:s/>14. eresp [..BS]: response errors. srv_abrt will be counted here also.</text:p>
      <text:p text:style-name="P26"><text:s text:c="5"/>Some other errors are:</text:p>
      <text:p text:style-name="P26"><text:s text:c="5"/>- write error on the client socket (won't be counted for the server stat)</text:p>
      <text:p text:style-name="P26"><text:s text:c="5"/>- failure applying filters to the response.</text:p>
      <text:p text:style-name="P26"><text:s/>15. wretr [..BS]: number of times a connection to a server was retried.</text:p>
      <text:p text:style-name="P26"><text:s/>16. wredis [..BS]: number of times a request was redispatched to another</text:p>
      <text:p text:style-name="P26"><text:s text:c="5"/>server. The server value counts the number of times that server was</text:p>
      <text:p text:style-name="P26"><text:s text:c="5"/>switched away from.</text:p>
      <text:p text:style-name="P26"><text:s/>17. status [LFBS]: status (UP/DOWN/NOLB/MAINT/MAINT(via)...)</text:p>
      <text:p text:style-name="P26"><text:s/>18. weight [..BS]: total weight (backend), server weight (server)</text:p>
      <text:p text:style-name="P26"><text:s/>19. act [..BS]: number of active servers (backend), server is active (server)</text:p>
      <text:p text:style-name="P26"><text:s/>20. bck [..BS]: number of backup servers (backend), server is backup (server)</text:p>
      <text:p text:style-name="P26"><text:s/>21. chkfail [...S]: number of failed checks. (Only counts checks failed when</text:p>
      <text:p text:style-name="P26"><text:s text:c="5"/>the server is up.)</text:p>
      <text:p text:style-name="P26"><text:s/>22. chkdown [..BS]: number of UP-&gt;DOWN transitions. The backend counter counts</text:p>
      <text:p text:style-name="P26"><text:s text:c="5"/>transitions to the whole backend being down, rather than the sum of the</text:p>
      <text:p text:style-name="P26"><text:s text:c="5"/>counters for each server.</text:p>
      <text:p text:style-name="P26"><text:s/>23. lastchg [..BS]: number of seconds since the last UP&lt;-&gt;DOWN transition</text:p>
      <text:p text:style-name="P26"><text:s/>24. downtime [..BS]: total downtime (in seconds). The value for the backend</text:p>
      <text:p text:style-name="P26"><text:s text:c="5"/>is the downtime for the whole backend, not the sum of the server downtime.</text:p>
      <text:p text:style-name="P26"><text:s/>25. qlimit [...S]: configured maxqueue for the server, or nothing in the</text:p>
      <text:p text:style-name="P26"><text:s text:c="5"/>value is 0 (default, meaning no limit)</text:p>
      <text:p text:style-name="P26"><text:s/>26. pid [LFBS]: process id (0 for first instance, 1 for second, ...)</text:p>
      <text:p text:style-name="P26"><text:s/>27. iid [LFBS]: unique proxy id</text:p>
      <text:p text:style-name="P26"><text:s/>28. sid [L..S]: server id (unique inside a proxy)</text:p>
      <text:p text:style-name="P26"><text:s/>29. throttle [...S]: current throttle percentage for the server, when</text:p>
      <text:p text:style-name="P26"><text:s text:c="5"/>slowstart is active, or no value if not in slowstart.</text:p>
      <text:p text:style-name="P26"><text:s/>30. lbtot [..BS]: total number of times a server was selected, either for new</text:p>
      <text:p text:style-name="P26"><text:s text:c="5"/>sessions, or when re-dispatching. The server counter is the number</text:p>
      <text:p text:style-name="P26"><text:s text:c="5"/>of times that server was selected.</text:p>
      <text:p text:style-name="P26"><text:s/>31. tracked [...S]: id of proxy/server if tracking is enabled.</text:p>
      <text:p text:style-name="P26"><text:s/>32. type [LFBS]: (0=frontend, 1=backend, 2=server, 3=socket/listener)</text:p>
      <text:p text:style-name="P26"><text:s/>33. rate [.FBS]: number of sessions per second over last elapsed second</text:p>
      <text:p text:style-name="P26"><text:s/>34. rate_lim [.F..]: configured limit on new sessions per second</text:p>
      <text:p text:style-name="P26"><text:s/>35. rate_max [.FBS]: max number of new sessions per second</text:p>
      <text:p text:style-name="P26"><text:s/>36. check_status [...S]: status of last health check, one of:</text:p>
      <text:p text:style-name="P26"><text:s text:c="8"/>UNK <text:s text:c="4"/>-&gt; unknown</text:p>
      <text:p text:style-name="P26"><text:s text:c="8"/>INI <text:s text:c="4"/>-&gt; initializing</text:p>
      <text:p text:style-name="P26"><text:s text:c="8"/>SOCKERR -&gt; socket error</text:p>
      <text:p text:style-name="P26"><text:s text:c="8"/>L4OK <text:s text:c="3"/>-&gt; check passed on layer 4, no upper layers testing enabled</text:p>
      <text:p text:style-name="P26"><text:s text:c="8"/>L4TOUT <text:s/>-&gt; layer 1-4 timeout</text:p>
      <text:p text:style-name="P26"><text:s text:c="8"/>L4CON <text:s text:c="2"/>-&gt; layer 1-4 connection problem, for example</text:p>
      <text:p text:style-name="P26"><text:s text:c="19"/>"Connection refused" (tcp rst) or "No route to host" (icmp)</text:p>
      <text:p text:style-name="P26"><text:s text:c="8"/>L6OK <text:s text:c="3"/>-&gt; check passed on layer 6</text:p>
      <text:p text:style-name="P26"><text:s text:c="8"/>L6TOUT <text:s/>-&gt; layer 6 (SSL) timeout</text:p>
      <text:p text:style-name="P26"><text:soft-page-break/><text:s text:c="8"/>L6RSP <text:s text:c="2"/>-&gt; layer 6 invalid response - protocol error</text:p>
      <text:p text:style-name="P26"><text:s text:c="8"/>L7OK <text:s text:c="3"/>-&gt; check passed on layer 7</text:p>
      <text:p text:style-name="P26"><text:s text:c="8"/>L7OKC <text:s text:c="2"/>-&gt; check conditionally passed on layer 7, for example 404 with</text:p>
      <text:p text:style-name="P26"><text:s text:c="19"/>disable-on-404</text:p>
      <text:p text:style-name="P26"><text:s text:c="8"/>L7TOUT <text:s/>-&gt; layer 7 (HTTP/SMTP) timeout</text:p>
      <text:p text:style-name="P26"><text:s text:c="8"/>L7RSP <text:s text:c="2"/>-&gt; layer 7 invalid response - protocol error</text:p>
      <text:p text:style-name="P26"><text:s text:c="8"/>L7STS <text:s text:c="2"/>-&gt; layer 7 response error, for example HTTP 5xx</text:p>
      <text:p text:style-name="P26"><text:s/>37. check_code [...S]: layer5-7 code, if available</text:p>
      <text:p text:style-name="P26"><text:s/>38. check_duration [...S]: time in ms took to finish last health check</text:p>
      <text:p text:style-name="P26"><text:s/>39. hrsp_1xx [.FBS]: http responses with 1xx code</text:p>
      <text:p text:style-name="P26"><text:s/>40. hrsp_2xx [.FBS]: http responses with 2xx code</text:p>
      <text:p text:style-name="P26"><text:s/>41. hrsp_3xx [.FBS]: http responses with 3xx code</text:p>
      <text:p text:style-name="P26"><text:s/>42. hrsp_4xx [.FBS]: http responses with 4xx code</text:p>
      <text:p text:style-name="P26"><text:s/>43. hrsp_5xx [.FBS]: http responses with 5xx code</text:p>
      <text:p text:style-name="P26"><text:s/>44. hrsp_other [.FBS]: http responses with other codes (protocol error)</text:p>
      <text:p text:style-name="P26"><text:s/>45. hanafail [...S]: failed health checks details</text:p>
      <text:p text:style-name="P26"><text:s/>46. req_rate [.F..]: HTTP requests per second over last elapsed second</text:p>
      <text:p text:style-name="P26"><text:s/>47. req_rate_max [.F..]: max number of HTTP requests per second observed</text:p>
      <text:p text:style-name="P26"><text:s/>48. req_tot [.F..]: total number of HTTP requests received</text:p>
      <text:p text:style-name="P26"><text:s/>49. cli_abrt [..BS]: number of data transfers aborted by the client</text:p>
      <text:p text:style-name="P26"><text:s/>50. srv_abrt [..BS]: number of data transfers aborted by the server</text:p>
      <text:p text:style-name="P26"><text:s text:c="5"/>(inc. in eresp)</text:p>
      <text:p text:style-name="P26"><text:s/>51. comp_in [.FB.]: number of HTTP response bytes fed to the compressor</text:p>
      <text:p text:style-name="P26"><text:s/>52. comp_out [.FB.]: number of HTTP response bytes emitted by the compressor</text:p>
      <text:p text:style-name="P26"><text:s/>53. comp_byp [.FB.]: number of bytes that bypassed the HTTP compressor</text:p>
      <text:p text:style-name="P26"><text:s text:c="5"/>(CPU/BW limit)</text:p>
      <text:p text:style-name="P26"><text:s/>54. comp_rsp [.FB.]: number of HTTP responses that were compressed</text:p>
      <text:p text:style-name="P26"><text:s/>55. lastsess [..BS]: number of seconds since last session assigned to</text:p>
      <text:p text:style-name="P26"><text:s text:c="5"/>server/backend</text:p>
      <text:p text:style-name="P26"><text:s/>56. last_chk [...S]: last health check contents or textual error</text:p>
      <text:p text:style-name="P26"><text:s/>57. last_agt [...S]: last agent check contents or textual error</text:p>
      <text:p text:style-name="P26"><text:s/>58. qtime [..BS]: the average queue time in ms over the 1024 last requests</text:p>
      <text:p text:style-name="P26"><text:s/>59. ctime [..BS]: the average connect time in ms over the 1024 last requests</text:p>
      <text:p text:style-name="P26"><text:s/>60. rtime [..BS]: the average response time in ms over the 1024 last requests</text:p>
      <text:p text:style-name="P26"><text:s text:c="5"/>(0 for TCP)</text:p>
      <text:p text:style-name="P26"><text:s/>61. ttime [..BS]: the average total session time in ms over the 1024 last</text:p>
      <text:p text:style-name="P26"><text:s text:c="5"/>requests</text:p>
      <text:h text:style-name="Heading_20_1" text:outline-level="1"><text:bookmark-start text:name="__RefHeading___Toc1130_3995267734"/>Docker<text:bookmark-end text:name="__RefHeading___Toc1130_3995267734"/></text:h>
      <text:h text:style-name="Heading_20_2" text:outline-level="2"><text:bookmark-start text:name="__RefHeading___Toc1136_3995267734"/>Docker Installation <text:bookmark-end text:name="__RefHeading___Toc1136_3995267734"/></text:h>
      <text:p text:style-name="P30">Reference </text:p>
      <text:p text:style-name="P11"><text:a xlink:type="simple" xlink:href="https://www.digitalocean.com/community/tutorials/how-to-install-and-use-docker-on-ubuntu-18-04" text:style-name="Internet_20_link" text:visited-style-name="Visited_20_Internet_20_Link">https://www.digitalocean.com/community/tutorials/how-to-install-and-use-docker-on-ubuntu-18-04</text:a></text:p>
      <text:p text:style-name="P11"/>
      <text:h text:style-name="Heading_20_2" text:outline-level="2"><text:bookmark-start text:name="__RefHeading___Toc1132_3995267734"/><text:soft-page-break/>Docker Update <text:span text:style-name="T12">Command Help</text:span><text:bookmark-end text:name="__RefHeading___Toc1132_3995267734"/></text:h>
      <text:p text:style-name="P11"/>
      <text:p text:style-name="P11">syeds@syeds-VirtualBox:~$ sudo docker update --help</text:p>
      <text:p text:style-name="P11">[sudo] password for syeds:</text:p>
      <text:p text:style-name="P11"/>
      <text:p text:style-name="P11">Usage: <text:s/>docker update [OPTIONS] CONTAINER [CONTAINER...]</text:p>
      <text:p text:style-name="P11"/>
      <text:p text:style-name="P11">Update configuration of one or more containers</text:p>
      <text:p text:style-name="P11"/>
      <text:p text:style-name="P11">Options:</text:p>
      <text:p text:style-name="P11"><text:s text:c="6"/>--blkio-weight uint16 <text:s text:c="7"/>Block IO (relative weight), between 10 and 1000, or 0 to disable (default 0)</text:p>
      <text:p text:style-name="P11"><text:s text:c="6"/>--cpu-period int <text:s text:c="12"/>Limit CPU CFS (Completely Fair Scheduler) period</text:p>
      <text:p text:style-name="P11"><text:s text:c="6"/>--cpu-quota int <text:s text:c="13"/>Limit CPU CFS (Completely Fair Scheduler) quota</text:p>
      <text:p text:style-name="P11"><text:s text:c="6"/>--cpu-rt-period int <text:s text:c="9"/>Limit the CPU real-time period in microseconds</text:p>
      <text:p text:style-name="P11"><text:s text:c="6"/>--cpu-rt-runtime int <text:s text:c="8"/>Limit the CPU real-time runtime in microseconds</text:p>
      <text:p text:style-name="P11"><text:s text:c="2"/>-c, --cpu-shares int <text:s text:c="12"/>CPU shares (relative weight)</text:p>
      <text:p text:style-name="P11"><text:s text:c="6"/>--cpus decimal <text:s text:c="14"/>Number of CPUs</text:p>
      <text:p text:style-name="P11"><text:s text:c="6"/>--cpuset-cpus string <text:s text:c="8"/>CPUs in which to allow execution (0-3, 0,1)</text:p>
      <text:p text:style-name="P11"><text:s text:c="6"/>--cpuset-mems string <text:s text:c="8"/>MEMs in which to allow execution (0-3, 0,1)</text:p>
      <text:p text:style-name="P11"><text:s text:c="6"/>--kernel-memory bytes <text:s text:c="7"/>Kernel memory limit</text:p>
      <text:p text:style-name="P11"><text:s text:c="2"/>-m, --memory bytes <text:s text:c="14"/>Memory limit</text:p>
      <text:p text:style-name="P11"><text:s text:c="6"/>--memory-reservation bytes <text:s text:c="2"/>Memory soft limit</text:p>
      <text:p text:style-name="P11"><text:s text:c="6"/>--memory-swap bytes <text:s text:c="9"/>Swap limit equal to memory plus swap: '-1' to enable unlimited swap</text:p>
      <text:p text:style-name="P11"><text:s text:c="6"/>--restart string <text:s text:c="12"/>Restart policy to apply when a container exits</text:p>
      <text:p text:style-name="P11"><text:a xlink:type="simple" xlink:href="mailto:syeds@syeds-VirtualBox" text:style-name="Internet_20_link" text:visited-style-name="Visited_20_Internet_20_Link"><text:span text:style-name="T5">syeds@syeds-VirtualBox</text:span></text:a><text:span text:style-name="T5">:~$</text:span></text:p>
      <text:p text:style-name="P11"/>
      <text:h text:style-name="Heading_20_2" text:outline-level="2"><text:bookmark-start text:name="__RefHeading___Toc891_1899129700"/>Docker Command Reference<text:bookmark-end text:name="__RefHeading___Toc891_1899129700"/></text:h>
      <text:p text:style-name="P11"/>
      <text:p text:style-name="P45">Building a image</text:p>
      <text:p text:style-name="P16">sudo docker image build --tag local:haproxy .</text:p>
      <text:p text:style-name="P16"/>
      <text:p text:style-name="P16">syeds@syeds-vm:~/git/clAutomation/haproxy-container$ sudo docker image ls</text:p>
      <text:p text:style-name="P16">[sudo] password for syeds: </text:p>
      <text:p text:style-name="P16">REPOSITORY <text:s text:c="9"/>TAG <text:s text:c="16"/>IMAGE ID <text:s text:c="11"/>CREATED <text:s text:c="12"/>SIZE</text:p>
      <text:p text:style-name="P16">local <text:s text:c="14"/>haproxy <text:s text:c="12"/>9fa9b24c212f <text:s text:c="7"/>33 seconds ago <text:s text:c="5"/>609MB</text:p>
      <text:p text:style-name="P16">ubuntu <text:s text:c="13"/>16.04 <text:s text:c="14"/>4a689991aa24 <text:s text:c="7"/>6 days ago <text:s text:c="9"/>116MB</text:p>
      <text:p text:style-name="P16">syeds@syeds-vm:~/git/clAutomation/haproxy-container$ </text:p>
      <text:p text:style-name="P16"/>
      <text:p text:style-name="P45">Run a image file</text:p>
      <text:p text:style-name="P16"/>
      <text:p text:style-name="P16">syeds@syeds-vm:~/git/clAutomation/haproxy-container$ sudo docker run -itd --name haproxy -p 9999:9999 -p 5000:5000 <text:s/>local:haproxy </text:p>
      <text:p text:style-name="P16">5bf4e05018993b359960efa228d6b55f1b74aa5e8d8bed0926abda0cdfdb5da7</text:p>
      <text:p text:style-name="P16"/>
      <text:p text:style-name="P16"><text:span text:style-name="T3">A</text:span><text:span text:style-name="T4">ttach to a existing container</text:span></text:p>
      <text:p text:style-name="P16"/>
      <text:p text:style-name="P16">sudo docker exec -it 3fa0b82ebf81 /bin/bash</text:p>
      <text:p text:style-name="P16"/>
      <text:p text:style-name="P46">Delete any running containers, STOP and REMOVE</text:p>
      <text:p text:style-name="P16"/>
      <text:p text:style-name="P16">sudo docker container ps -a | tail -2 | cut -d ' ' -f1 | xargs sudo docker container stop | xargs sudo docker container rm</text:p>
      <text:p text:style-name="P16"/>
      <text:p text:style-name="P16">sudo docker stats -a a92d70a5ab92 --no-streams</text:p>
      <text:p text:style-name="P16"><text:soft-page-break/></text:p>
      <text:p text:style-name="P16">------------------------------------------------------------------</text:p>
      <text:p text:style-name="P16"/>
      <text:p text:style-name="P16">syeds@syeds-VirtualBox:~/git/automation/haproxy-container$ sudo docker update --memory 200M a92d70a5ab92</text:p>
      <text:p text:style-name="P16">a92d70a5ab92</text:p>
      <text:p text:style-name="P16">Your kernel does not support swap limit capabilities or the cgroup is not mounted. Memory limited without swap.</text:p>
      <text:p text:style-name="P16">syeds@syeds-VirtualBox:~/git/automation/haproxy-container$ sudo docker stats -a a92d70a5ab92 --no-stream</text:p>
      <text:p text:style-name="P16">CONTAINER ID <text:s text:c="7"/>NAME <text:s text:c="15"/>CPU % <text:s text:c="14"/>MEM USAGE / LIMIT <text:s text:c="2"/>MEM % <text:s text:c="14"/>NET I/O <text:s text:c="12"/>BLOCK I/O <text:s text:c="10"/>PIDS</text:p>
      <text:p text:style-name="P16">a92d70a5ab92 <text:s text:c="7"/>haproxy <text:s text:c="12"/>0.00% <text:s text:c="14"/>19.93MiB / 200MiB <text:s text:c="2"/>9.96% <text:s text:c="14"/>11.8MB / 25.9MB <text:s text:c="4"/>83MB / 168MB <text:s text:c="7"/>21</text:p>
      <text:p text:style-name="P16">syeds@syeds-VirtualBox:~/git/automation/haproxy-container$ </text:p>
      <text:p text:style-name="P16"/>
      <text:p text:style-name="P16">----------------------------------------------------------------</text:p>
      <text:p text:style-name="P16"/>
      <text:p text:style-name="P16"/>
      <text:p text:style-name="P16">docker login --username=yourhubusername</text:p>
      <text:p text:style-name="P16">syeds@syeds-VirtualBox:~/git/automation/haproxy-container$ docker tag bb38976d03cf yourhubusername/verse_gapminder:firsttry^C</text:p>
      <text:p text:style-name="P16">syeds@syeds-VirtualBox:~/git/automation/haproxy-container$ sudo docker image ls</text:p>
      <text:p text:style-name="P16">REPOSITORY <text:s text:c="9"/>TAG <text:s text:c="16"/>IMAGE ID <text:s text:c="11"/>CREATED <text:s text:c="12"/>SIZE</text:p>
      <text:p text:style-name="P16">local <text:s text:c="14"/>haproxy-base <text:s text:c="7"/>f93eed8b7587 <text:s text:c="7"/>15 minutes ago <text:s text:c="5"/>591MB</text:p>
      <text:p text:style-name="P16">local <text:s text:c="14"/>haproxy-main <text:s text:c="7"/>fff8ca4f3b54 <text:s text:c="7"/>2 days ago <text:s text:c="9"/>589MB</text:p>
      <text:p text:style-name="P16">ubuntu <text:s text:c="13"/>16.04 <text:s text:c="14"/>4a689991aa24 <text:s text:c="7"/>4 days ago <text:s text:c="9"/>116MB</text:p>
      <text:p text:style-name="P16">syeds@syeds-VirtualBox:~/git/automation/haproxy-container$ sudo docker tag f93eed8b7587 syedsalahuddin/haproxy-base</text:p>
      <text:p text:style-name="P16">syeds@syeds-VirtualBox:~/git/automation/haproxy-container$ sudo docker push <text:s/>syedsalahuddin/haproxy-base</text:p>
      <text:p text:style-name="P16">The push refers to repository [docker.io/syedsalahuddin/haproxy-base]</text:p>
      <text:p text:style-name="P16">e4516c471f6d: Pushed </text:p>
      <text:p text:style-name="P16">078b7754c3c2: Pushed </text:p>
      <text:p text:style-name="P16">48b65a4d1ed9: Pushed </text:p>
      <text:p text:style-name="P16">9d701de0d222: Pushed </text:p>
      <text:p text:style-name="P16">be8a8f26fdf7: Pushed </text:p>
      <text:p text:style-name="P16">382bfb33c7ff: Pushed </text:p>
      <text:p text:style-name="P16">8e6c77af990f: Pushed </text:p>
      <text:p text:style-name="P16">da78eaab33a8: Pushed </text:p>
      <text:p text:style-name="P16">2ab845d8f8e6: Pushed </text:p>
      <text:p text:style-name="P16">aadadc487cc2: Pushed </text:p>
      <text:p text:style-name="P16">ce181acf1faa: Pushed </text:p>
      <text:p text:style-name="P16">5eb9ceab6822: Pushed </text:p>
      <text:p text:style-name="P16">f1dfa8049aa6: Pushed </text:p>
      <text:p text:style-name="P16">79109c0f8a0b: Pushed </text:p>
      <text:p text:style-name="P16">33db8ccd260b: Pushed </text:p>
      <text:p text:style-name="P16">b8c891f0ffec: Pushed </text:p>
      <text:p text:style-name="P16">latest: digest: sha256:1936a844eedafbcb2959263c3160bd3af7246683214f1fcc5f72bb3093817ecb size: 3660</text:p>
      <text:p text:style-name="P15">syeds@syeds-VirtualBox:~/git/automation/haproxy-container$ </text:p>
      <text:p text:style-name="P15"/>
      <text:h text:style-name="Heading_20_1" text:outline-level="1"><text:bookmark-start text:name="__RefHeading___Toc1269_1270410523"/>HAProxy<text:bookmark-end text:name="__RefHeading___Toc1269_1270410523"/></text:h>
      <text:p text:style-name="P40"/>
      <text:p text:style-name="P42">apt install netcat-openbsd</text:p>
      <text:p text:style-name="P41"><text:soft-page-break/>echo "show info; show stat" | nc -u /run/haproxy/haproxy.sock</text:p>
      <text:p text:style-name="P41"/>
      <text:p text:style-name="P41"/>
      <text:p text:style-name="P41">backend webservers</text:p>
      <text:p text:style-name="P41"><text:s text:c="8"/>balance roundrobin</text:p>
      <text:p text:style-name="P41"><text:s text:c="8"/>server webserver1 127.0.0.1:5001</text:p>
      <text:p text:style-name="P41"><text:s text:c="8"/>server webserver2 127.0.0.1:5002</text:p>
      <text:p text:style-name="P41"><text:s text:c="8"/>server webserver3 127.0.0.1:5003</text:p>
      <text:p text:style-name="P41"><text:s text:c="8"/>server webserver4 127.0.0.1:5004</text:p>
      <text:p text:style-name="P41"/>
      <text:p text:style-name="P41">frontend mywebapp-frontend</text:p>
      <text:p text:style-name="P41"><text:s text:c="8"/>bind *:5000</text:p>
      <text:p text:style-name="P41"><text:s text:c="8"/>option forwardfor</text:p>
      <text:p text:style-name="P41"><text:s text:c="8"/>default_backend webservers</text:p>
      <text:p text:style-name="P41"/>
      <text:p text:style-name="P41">listen stats</text:p>
      <text:p text:style-name="P41"><text:s/>bind *:9000</text:p>
      <text:p text:style-name="P41"><text:s/>stats enable</text:p>
      <text:p text:style-name="P41"><text:s/>stats hide-version</text:p>
      <text:p text:style-name="P41"><text:s/>stats uri /stats</text:p>
      <text:p text:style-name="P41"><text:s/>stats auth admin:<text:a xlink:type="simple" xlink:href="mailto:admin@123" text:style-name="Internet_20_link" text:visited-style-name="Visited_20_Internet_20_Link">admin@123</text:a></text:p>
      <text:p text:style-name="P41"/>
      <text:h text:style-name="Heading_20_1" text:outline-level="1">InfluxDB</text:h>
      <text:p text:style-name="Text_20_body"><text:a xlink:type="simple" xlink:href="https://hub.docker.com/_/influxdb/" text:style-name="Internet_20_link" text:visited-style-name="Visited_20_Internet_20_Link">https://hub.docker.com/_/influxdb/</text:a></text:p>
      <text:p text:style-name="P31">Note: graphite - Pending</text:p>
      <text:p text:style-name="P31"/>
      <text:p text:style-name="P48">Get the default configuration file of Influxdb</text:p>
      <text:p text:style-name="P43">sudo docker run --rm influxdb influxd config &gt; /home/syeds/git/clAutomation/influxdb.conf</text:p>
      <text:p text:style-name="P43"/>
      <text:p text:style-name="P47">Run the InfluxDB container</text:p>
      <text:p text:style-name="P43">sudo docker run -p 80<text:span text:style-name="T14">83</text:span>:808<text:span text:style-name="T14">3</text:span> -p 25826:25826/udp -v /home/syeds/git/clAutomation/influxdb.conf:/etc/influxdb/influxdb.conf:ro -v /home/syeds/git/clAutomation/types.db:/usr/share/collectd/types.db:ro influxdb -config /etc/influxdb/influxdb.conf</text:p>
      <text:p text:style-name="P43"/>
      <text:p text:style-name="P44">For running the InfluxDB with collectd</text:p>
      <text:p text:style-name="P44"><text:bookmark text:name="1326"/>docker run --name influxdb \</text:p>
      <text:p text:style-name="Preformatted_20_Text"><text:s text:c="2"/>-p 8083:8083 -p 8086:8086 -p 25826:25826/udp \</text:p>
      <text:p text:style-name="Preformatted_20_Text"><text:s text:c="2"/>-v $PWD/influxdb:/var/lib/influxdb \</text:p>
      <text:p text:style-name="Preformatted_20_Text"><text:s text:c="2"/>-v $PWD/influxdb.conf:/etc/influxdb/influxdb.conf:ro \</text:p>
      <text:p text:style-name="Preformatted_20_Text"><text:s text:c="2"/>-v $PWD/types.db:/usr/share/collectd/types.db:ro \</text:p>
      <text:p text:style-name="P60"><text:s text:c="2"/>influxdb:1.0</text:p>
      <text:p text:style-name="P43"><text:span text:style-name="T4">Connect to DB</text:span></text:p>
      <text:p text:style-name="P43">sudo docker exec -it a80ece45198c influx</text:p>
      <text:p text:style-name="P43"/>
      <text:p text:style-name="P61">LoadPlugin network</text:p>
      <text:p text:style-name="P61">&lt;Plugin "network"&gt;</text:p>
      <text:p text:style-name="P61">Server "db.hs.com" "25826"&lt;/Plugin&gt;</text:p>
      <text:p text:style-name="P61"/>
      <text:h text:style-name="Heading_20_1" text:outline-level="1"><text:bookmark-start text:name="__RefHeading___Toc895_1899129700"/>Vegeta – Traffic Generator<text:bookmark-end text:name="__RefHeading___Toc895_1899129700"/></text:h>
      <text:p text:style-name="P17"/>
      <text:p text:style-name="P17"><text:a xlink:type="simple" xlink:href="https://github.com/tsenart/vegeta" text:style-name="Internet_20_link" text:visited-style-name="Visited_20_Internet_20_Link">https://github.com/tsenart/vegeta</text:a></text:p>
      <text:p text:style-name="P17"><text:soft-page-break/></text:p>
      <text:p text:style-name="P17">echo "GET http://localhost:5000" | ./vegeta attack -duration=1m <text:s/>-header="sleep:30000" <text:s/>-body=post_smaller.txt -rate=2000 -workers=500 <text:s/>| tee reports.bin | vegeta report</text:p>
      <text:p text:style-name="P17"/>
      <text:p text:style-name="P17">ulimit -n 500000</text:p>
      <text:p text:style-name="P17"/>
      <text:p text:style-name="P17">echo "GET http://localhost:5000" | ./vegeta attack -duration=1m <text:s/>-rate=300 -timeout=300s | tee reports.bin | ./vegeta report</text:p>
      <text:p text:style-name="P17"/>
      <text:p text:style-name="P17">syeds@syeds-VirtualBox:~/Downloads$ echo "GET http://192.168.56.102:5000" | ./vegeta attack -duration=1m <text:s/>-rate=300 -timeout=300s | tee reports.bin | ./vegeta report</text:p>
      <text:p text:style-name="P17">Requests <text:s text:c="5"/>[total, rate] <text:s text:c="11"/>18000, 299.98</text:p>
      <text:p text:style-name="P17">Duration <text:s text:c="5"/>[total, attack, wait] <text:s text:c="3"/>1m0.452944593s, 1m0.003447077s, 449.497516ms</text:p>
      <text:p text:style-name="P17">Latencies <text:s text:c="4"/>[mean, 50, 95, 99, max] <text:s/>832.366022ms, 788.111555ms, 1.7604116s, 1.966511454s, 6.634726193s</text:p>
      <text:p text:style-name="P17">Bytes In <text:s text:c="5"/>[total, mean] <text:s text:c="11"/>504000, 28.00</text:p>
      <text:p text:style-name="P17">Bytes Out <text:s text:c="4"/>[total, mean] <text:s text:c="11"/>0, 0.00</text:p>
      <text:p text:style-name="P17">Success <text:s text:c="6"/>[ratio] <text:s text:c="17"/>100.00%</text:p>
      <text:p text:style-name="P17">Status Codes <text:s/>[code:count] <text:s text:c="12"/>200:18000 <text:s/></text:p>
      <text:p text:style-name="P17">Error Set:</text:p>
      <text:p text:style-name="P17">syeds@syeds-VirtualBox:~/Downloads$ </text:p>
      <text:p text:style-name="P17"/>
      <text:h text:style-name="Heading_20_1" text:outline-level="1"><text:bookmark-start text:name="__RefHeading___Toc1249_1270410523"/>Reference<text:bookmark-end text:name="__RefHeading___Toc1249_1270410523"/></text:h>
      <text:p text:style-name="P15"/>
      <text:h text:style-name="Heading_20_2" text:outline-level="2"><text:bookmark-start text:name="__RefHeading___Toc893_1899129700"/>Git <text:span text:style-name="T13">Setup</text:span><text:bookmark-end text:name="__RefHeading___Toc893_1899129700"/></text:h>
      <text:p text:style-name="P15"/>
      <text:p text:style-name="P15">syeds@syeds-VirtualBox:~/git/automation$ cat new-branch-proc.txt </text:p>
      <text:p text:style-name="P15">syeds@syeds-VirtualBox:~/git$ cd automation/</text:p>
      <text:p text:style-name="P15">syeds@syeds-VirtualBox:~/git/automation$ echo "# auomation" &gt;&gt; README.md</text:p>
      <text:p text:style-name="P15">syeds@syeds-VirtualBox:~/git/automation$ git init</text:p>
      <text:p text:style-name="P15">Initialized empty Git repository in /home/syeds/git/automation/.git/</text:p>
      <text:p text:style-name="P15">syeds@syeds-VirtualBox:~/git/automation$ git add README.md</text:p>
      <text:p text:style-name="P15">syeds@syeds-VirtualBox:~/git/automation$ git commit -m "first commit"</text:p>
      <text:p text:style-name="P15">[master (root-commit) 607fc05] first commit</text:p>
      <text:p text:style-name="P15"><text:s/>1 file changed, 1 insertion(+)</text:p>
      <text:p text:style-name="P15"><text:s/>create mode 100644 README.md</text:p>
      <text:p text:style-name="P15">syeds@syeds-VirtualBox:~/git/automation$ <text:span text:style-name="T2">git remote add origin https://github.com/syedsrepo/auomation.git</text:span></text:p>
      <text:p text:style-name="P15">syeds@syeds-VirtualBox:~/git/automation$ <text:span text:style-name="T2">git push -u origin master</text:span></text:p>
      <text:p text:style-name="P15">Username for 'https://github.com': syedsrepo</text:p>
      <text:p text:style-name="P15">Password for 'https://syedsrepo@github.com': </text:p>
      <text:p text:style-name="P15">Counting objects: 3, done.</text:p>
      <text:p text:style-name="P15">Writing objects: 100% (3/3), 228 bytes | 0 bytes/s, done.</text:p>
      <text:p text:style-name="P15">Total 3 (delta 0), reused 0 (delta 0)</text:p>
      <text:p text:style-name="P15">remote: </text:p>
      <text:p text:style-name="P15">remote: Create a pull request for 'master' on GitHub by visiting:</text:p>
      <text:p text:style-name="P15">remote: <text:s text:c="5"/>https://github.com/syedsrepo/auomation/pull/new/master</text:p>
      <text:p text:style-name="P15">remote: </text:p>
      <text:p text:style-name="P15">To https://github.com/syedsrepo/auomation.git</text:p>
      <text:p text:style-name="P15"><text:s/>* [new branch] <text:s text:c="5"/>master -&gt; master</text:p>
      <text:p text:style-name="P15">Branch master set up to track remote branch master from origin.</text:p>
      <text:p text:style-name="P15">syeds@syeds-VirtualBox:~/git/automation$ </text:p>
      <text:p text:style-name="P15"/>
      <text:p text:style-name="P15">syeds@syeds-VirtualBox:~/git/automation$ </text:p>
      <text:p text:style-name="P15"><text:soft-page-break/></text:p>
      <text:p text:style-name="P49">+++++++++++++++++++++++++THIS IS NOT REQUIRED FOR COLLECTD +++++++++++++++++++++++++</text:p>
      <text:h text:style-name="Heading_20_2" text:outline-level="2"><text:bookmark-start text:name="__RefHeading___Toc1015_1173929013"/>Implementing Service<text:bookmark-end text:name="__RefHeading___Toc1015_1173929013"/></text:h>
      <text:p text:style-name="P53"/>
      <text:p text:style-name="P58">syeds@syeds-vm:/etc/systemd/system$ cat collectd.service </text:p>
      <text:p text:style-name="P53">[Unit]</text:p>
      <text:p text:style-name="P53">Description=collectd service to for pum and RDT</text:p>
      <text:p text:style-name="P53">[Service]</text:p>
      <text:p text:style-name="P53">User=root</text:p>
      <text:p text:style-name="P53"># The configuration file application.properties should be here:</text:p>
      <text:p text:style-name="P53"/>
      <text:p text:style-name="P53">#change this to your workspace</text:p>
      <text:p text:style-name="P53">WorkingDirectory=/home/syeds/git</text:p>
      <text:p text:style-name="P53"/>
      <text:p text:style-name="P53">#path to executable. </text:p>
      <text:p text:style-name="P53">#executable is a bash script which calls jar fileExecStart=/home/ubuntu/workspace/my-webapp</text:p>
      <text:p text:style-name="P53">ExecStart=/opt/collectd/sbin/collectd</text:p>
      <text:p text:style-name="P53"/>
      <text:p text:style-name="P53">SuccessExitStatus=143</text:p>
      <text:p text:style-name="P53">TimeoutStopSec=10</text:p>
      <text:p text:style-name="P53">Restart=on-failure</text:p>
      <text:p text:style-name="P53">RestartSec=5</text:p>
      <text:p text:style-name="P53"/>
      <text:p text:style-name="P53">[Install]</text:p>
      <text:p text:style-name="P53">WantedBy=multi-user.target</text:p>
      <text:p text:style-name="P53">syeds@syeds-vm:/etc/systemd/system$ </text:p>
      <text:p text:style-name="P53"/>
      <text:p text:style-name="P53">syeds@syeds-vm:/etc/systemd/system$ <text:span text:style-name="T9">sudo systemctl enable collectd.service</text:span></text:p>
      <text:p text:style-name="P53">Created symlink /etc/systemd/system/multi-user.target.wants/collectd.service → <text:span text:style-name="T2">/etc/systemd/system/collectd.service.</text:span></text:p>
      <text:p text:style-name="P53">syeds@syeds-vm:/etc/systemd/system$ </text:p>
      <text:p text:style-name="P53"/>
      <text:p text:style-name="P53">syeds@syeds-vm:/etc/systemd/system$ <text:span text:style-name="T9">sudo systemctl status collectd</text:span></text:p>
      <text:p text:style-name="P53">● collectd.service - collectd service to for pum and RDT</text:p>
      <text:p text:style-name="P53"><text:s text:c="3"/>Loaded: loaded (/etc/systemd/system/collectd.service; enabled; vendor preset: enabled)</text:p>
      <text:p text:style-name="P53"><text:s text:c="3"/>Active: inactive (dead) since Tue 2018-10-23 20:01:58 IST; 13s ago</text:p>
      <text:p text:style-name="P53"><text:s text:c="2"/>Process: 5411 ExecStart=/opt/collectd/sbin/collectd (code=exited, status=0/SUCCESS)</text:p>
      <text:p text:style-name="P53"><text:s/>Main PID: 5411 <text:span text:style-name="T8">(code=exited, status=0/SUCCESS)</text:span></text:p>
      <text:p text:style-name="P53"/>
      <text:p text:style-name="P53">Oct 23 20:01:58 syeds-vm systemd[1]: Started collectd service to for pum and RDT.</text:p>
      <text:p text:style-name="P53">Oct 23 20:01:58 syeds-vm collectd[5411]: plugin_load: plugin "syslog" successfully loaded.</text:p>
      <text:p text:style-name="P53">Oct 23 20:01:58 syeds-vm collectd[5411]: plugin_load: plugin "cpu" successfully loaded.</text:p>
      <text:p text:style-name="P53">Oct 23 20:01:58 syeds-vm collectd[5411]: plugin_load: plugin "interface" successfully loaded.</text:p>
      <text:p text:style-name="P53">Oct 23 20:01:58 syeds-vm collectd[5411]: plugin_load: plugin "load" successfully loaded.</text:p>
      <text:p text:style-name="P53">Oct 23 20:01:58 syeds-vm collectd[5411]: plugin_load: plugin "memory" successfully loaded.</text:p>
      <text:p text:style-name="P53"><text:soft-page-break/>Oct 23 20:01:58 syeds-vm collectd[5411]: plugin_load: plugin "network" successfully loaded.</text:p>
      <text:p text:style-name="P53">syeds@syeds-vm:/etc/systemd/system$ </text:p>
      <text:p text:style-name="P53"/>
      <text:p text:style-name="P51">Following its the sequnce to be followed </text:p>
      <text:p text:style-name="P51"/>
      <text:p text:style-name="P50">sudo systemctl daemon-reload</text:p>
      <text:p text:style-name="P52">sudo systemctl enable my-webapp.service</text:p>
      <text:p text:style-name="P52">sudo systemctl start my-webapp</text:p>
      <text:p text:style-name="P52">sudo systemctl status my-webapp</text:p>
      <text:p text:style-name="P52"/>
      <text:h text:style-name="Heading_20_2" text:outline-level="2"><text:bookmark-start text:name="__RefHeading___Toc1251_1270410523"/>Python Packaging<text:bookmark-end text:name="__RefHeading___Toc1251_1270410523"/></text:h>
      <text:p text:style-name="P54"/>
      <text:p text:style-name="P55">syeds@syeds-vm:~/git/clAutomation/demowebapp$ tree</text:p>
      <text:p text:style-name="P55">.</text:p>
      <text:p text:style-name="P55">├── build</text:p>
      <text:p text:style-name="P55">│   ├── bdist.linux-x86_64</text:p>
      <text:p text:style-name="P55">│   └── lib.linux-x86_64-2.7</text:p>
      <text:p text:style-name="P55">│   <text:s text:c="4"/>└── demowebapp</text:p>
      <text:p text:style-name="P55">│   <text:s text:c="8"/>├── __init__.py</text:p>
      <text:p text:style-name="P55">│   <text:s text:c="8"/>└── __main__.py</text:p>
      <text:p text:style-name="P55">├── demowebapp</text:p>
      <text:p text:style-name="P55">│   ├── <text:span text:style-name="T2">__init__.py</text:span></text:p>
      <text:p text:style-name="P55">│   ├── __init__.pyc</text:p>
      <text:p text:style-name="P55">│   └── <text:span text:style-name="T2">__main__.py</text:span></text:p>
      <text:p text:style-name="P55">├── demowebapp.egg-info</text:p>
      <text:p text:style-name="P55">│   ├── dependency_links.txt</text:p>
      <text:p text:style-name="P55">│   ├── entry_points.txt</text:p>
      <text:p text:style-name="P55">│   ├── PKG-INFO</text:p>
      <text:p text:style-name="P55">│   ├── SOURCES.txt</text:p>
      <text:p text:style-name="P55">│   └── top_level.txt</text:p>
      <text:p text:style-name="P55">├── dist</text:p>
      <text:p text:style-name="P55">│   ├── demowebapp-0.0.1-py2-none-any.whl</text:p>
      <text:p text:style-name="P55">│   └── demowebapp-0.0.1.tar.gz</text:p>
      <text:p text:style-name="P55">├── <text:span text:style-name="T2">LICENSE</text:span></text:p>
      <text:p text:style-name="P55">├── <text:span text:style-name="T2">README.md</text:span></text:p>
      <text:p text:style-name="P55">└── <text:span text:style-name="T2">setup.py</text:span></text:p>
      <text:p text:style-name="P55"/>
      <text:p text:style-name="P55">7 directories, 15 files</text:p>
      <text:p text:style-name="P55">syeds@syeds-vm:~/git/clAutomation/demowebapp$ </text:p>
      <text:p text:style-name="P55"/>
      <text:p text:style-name="P33">Build the python package</text:p>
      <text:p text:style-name="P33">python setup.py sdist bdist_wheel</text:p>
      <text:p text:style-name="P33"/>
      <text:p text:style-name="P34">Install twine package</text:p>
      <text:p text:style-name="P34">python -m pip install --user --upgrade twine</text:p>
      <text:p text:style-name="P33"/>
      <text:p text:style-name="P34"><text:soft-page-break/>View the package installation</text:p>
      <text:p text:style-name="P34">pip show -f twine</text:p>
      <text:p text:style-name="P33"/>
      <text:p text:style-name="P33">Update the package to pypi</text:p>
      <text:p text:style-name="P33">/home/syeds/.local/bin/twine upload --repository-url https://test.pypi.org/legacy/ dist/*</text:p>
      <text:p text:style-name="P33"/>
      <text:p text:style-name="P33">Install the package from pypi</text:p>
      <text:p text:style-name="P35">python -m pip install --index-url https://test.pypi.org/simple/ demowebapp</text:p>
      <text:p text:style-name="P35"/>
      <text:h text:style-name="Heading_20_2" text:outline-level="2">Wireshark</text:h>
      <text:p text:style-name="P36"/>
      <text:p text:style-name="P36"><text:a xlink:type="simple" xlink:href="http://ubuntuhandbook.org/index.php/2018/07/wireshark-2-6-available-install-ubuntu-18-04-ppa/" text:style-name="Internet_20_link" text:visited-style-name="Visited_20_Internet_20_Link">http://ubuntuhandbook.org/index.php/2018/07/wireshark-2-6-available-install-ubuntu-18-04-ppa/</text:a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8:33:15.813499595</meta:creation-date>
    <dc:date>2018-10-25T19:08:10.314760306</dc:date>
    <meta:editing-duration>PT11H6M20S</meta:editing-duration>
    <meta:editing-cycles>60</meta:editing-cycles>
    <meta:generator>LibreOffice/6.0.3.2$Linux_X86_64 LibreOffice_project/00m0$Build-2</meta:generator>
    <meta:document-statistic meta:table-count="0" meta:image-count="0" meta:object-count="0" meta:page-count="13" meta:paragraph-count="483" meta:word-count="2678" meta:character-count="23592" meta:non-whitespace-character-count="19816"/>
  </office:meta>
</office:document-meta>
</file>